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margin-left="0cm" fo:margin-right="0cm" fo:text-indent="0cm" style:auto-text-indent="false"/>
    </style:style>
    <style:style style:name="P2" style:family="paragraph" style:parent-style-name="Heading_20_4">
      <style:paragraph-properties fo:margin-left="0cm" fo:margin-right="0cm" fo:text-indent="0cm" style:auto-text-indent="false"/>
    </style:style>
    <style:style style:name="P3" style:family="paragraph" style:parent-style-name="Quotations">
      <style:paragraph-properties fo:margin-left="1cm" fo:margin-right="1cm" fo:text-indent="0cm" style:auto-text-indent="false"/>
    </style:style>
    <style:style style:name="P4" style:family="paragraph" style:parent-style-name="Quotations" style:list-style-name="L8">
      <style:paragraph-properties fo:margin-left="1cm" fo:margin-right="1cm" fo:text-indent="0cm" style:auto-text-indent="false"/>
    </style:style>
    <style:style style:name="P5" style:family="paragraph" style:parent-style-name="Text_20_body">
      <style:paragraph-properties fo:margin-left="0cm" fo:margin-right="0cm" fo:text-indent="0cm" style:auto-text-indent="false"/>
    </style:style>
    <style:style style:name="P6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7" style:family="paragraph" style:parent-style-name="Text_20_body" style:list-style-name="L1">
      <style:paragraph-properties fo:margin-left="0cm" fo:margin-right="0cm" fo:text-indent="0cm" style:auto-text-indent="false"/>
    </style:style>
    <style:style style:name="P8" style:family="paragraph" style:parent-style-name="Text_20_body" style:list-style-name="L2">
      <style:paragraph-properties fo:margin-left="0cm" fo:margin-right="0cm" fo:text-indent="0cm" style:auto-text-indent="false"/>
    </style:style>
    <style:style style:name="P9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</style:style>
    <style:style style:name="P10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</style:style>
    <style:style style:name="P11" style:family="paragraph" style:parent-style-name="Text_20_body" style:list-style-name="L3">
      <style:paragraph-properties fo:margin-left="0cm" fo:margin-right="0cm" fo:text-indent="0cm" style:auto-text-indent="false"/>
    </style:style>
    <style:style style:name="P12" style:family="paragraph" style:parent-style-name="Text_20_body" style:list-style-name="L4">
      <style:paragraph-properties fo:margin-left="0cm" fo:margin-right="0cm" fo:text-indent="0cm" style:auto-text-indent="false"/>
    </style:style>
    <style:style style:name="P13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/>
    </style:style>
    <style:style style:name="P14" style:family="paragraph" style:parent-style-name="Text_20_body" style:list-style-name="L5">
      <style:paragraph-properties fo:margin-left="0cm" fo:margin-right="0cm" fo:text-indent="0cm" style:auto-text-indent="false"/>
    </style:style>
    <style:style style:name="P15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</style:style>
    <style:style style:name="P16" style:family="paragraph" style:parent-style-name="Text_20_body" style:list-style-name="L6">
      <style:paragraph-properties fo:margin-left="0cm" fo:margin-right="0cm" fo:text-indent="0cm" style:auto-text-indent="false"/>
    </style:style>
    <style:style style:name="P17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</style:style>
    <style:style style:name="P18" style:family="paragraph" style:parent-style-name="Text_20_body" style:list-style-name="L7">
      <style:paragraph-properties fo:margin-left="0cm" fo:margin-right="0cm" fo:text-indent="0cm" style:auto-text-indent="false"/>
    </style:style>
    <style:style style:name="P19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/>
    </style:style>
    <style:style style:name="P20" style:family="paragraph" style:parent-style-name="Text_20_body" style:list-style-name="L8">
      <style:paragraph-properties fo:margin-left="0cm" fo:margin-right="0cm" fo:text-indent="0cm" style:auto-text-indent="false"/>
    </style:style>
    <style:style style:name="P21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🧱 Estructura General</text:h>
      <text:p text:style-name="P5">Los ejercicios se organizan en <text:span text:style-name="Strong_20_Emphasis">cinco niveles progresivos</text:span>, desde habilidades individuales hasta integración colaborativa. Cada nivel incluye:</text:p>
      <text:list text:style-name="L1">
        <text:list-item>
          <text:p text:style-name="P6"><text:span text:style-name="Strong_20_Emphasis">Objetivo específico</text:span></text:p>
        </text:list-item>
        <text:list-item>
          <text:p text:style-name="P6"><text:span text:style-name="Strong_20_Emphasis">Contexto de aplicación</text:span> (relacionado con el módulo técnico)</text:p>
        </text:list-item>
        <text:list-item>
          <text:p text:style-name="P6"><text:span text:style-name="Strong_20_Emphasis">Instrucciones paso a paso detalladas</text:span> (con rutas exactas en la interfaz web de Google)</text:p>
        </text:list-item>
        <text:list-item>
          <text:p text:style-name="P7"><text:span text:style-name="Strong_20_Emphasis">Resultado esperado</text:span></text:p>
        </text:list-item>
      </text:list>
      <text:p text:style-name="Horizontal_20_Line"/>
      <text:h text:style-name="P1" text:outline-level="3">🔹 Nivel 1: Documentación técnica con Google Docs</text:h>
      <text:h text:style-name="P2" text:outline-level="4">🎯 Objetivo</text:h>
      <text:p text:style-name="P5">Crear una guía técnica estructurada sobre la instalación de un sistema operativo, aplicando estilos, tablas, listas y formato profesional en Google Docs.</text:p>
      <text:h text:style-name="P2" text:outline-level="4">📚 Contexto</text:h>
      <text:p text:style-name="P5">En el ámbito del montaje y reparación de ordenadores, la documentación clara y bien organizada es clave para la repetibilidad de procesos, la entrega al cliente y el trabajo en equipo.</text:p>
      <text:h text:style-name="P2" text:outline-level="4">📝 Instrucciones paso a paso</text:h>
      <text:list text:style-name="L2">
        <text:list-item>
          <text:p text:style-name="P8"><text:span text:style-name="Strong_20_Emphasis">Acceso a Google Docs</text:span></text:p>
          <text:list>
            <text:list-item>
              <text:p text:style-name="P9">Abre tu navegador y ve a <text:a xlink:type="simple" xlink:href="https://docs.google.com/" office:target-frame-name="_blank" xlink:show="new" text:style-name="Internet_20_link" text:visited-style-name="Visited_20_Internet_20_Link">https://docs.google.com </text:a>.</text:p>
            </text:list-item>
            <text:list-item>
              <text:p text:style-name="P9">Inicia sesión con tu cuenta de Gmail.</text:p>
            </text:list-item>
            <text:list-item>
              <text:p text:style-name="P9">Haz clic en <text:span text:style-name="Strong_20_Emphasis">“+ En blanco”</text:span> (plantilla en blanco).</text:p>
            </text:list-item>
          </text:list>
        </text:list-item>
        <text:list-item>
          <text:p text:style-name="P8"><text:span text:style-name="Strong_20_Emphasis">Nombrar el documento</text:span></text:p>
          <text:list>
            <text:list-item>
              <text:p text:style-name="P9">Arriba a la izquierda, haz clic en <text:span text:style-name="Strong_20_Emphasis">“Documento sin título”</text:span>.</text:p>
            </text:list-item>
            <text:list-item>
              <text:p text:style-name="P9">Escribe:</text:p>
            </text:list-item>
          </text:list>
        </text:list-item>
      </text:list>
      <text:section text:style-name="Sect1" text:name="code-textarea-054d61fa-fba7-410f-8365-382879bac7c8-20-1-1-1-1">
        <text:list text:continue-numbering="true" text:style-name="L2">
          <text:list-item>
            <text:list>
              <text:list-header>
                <text:p text:style-name="P9"/>
                <text:p text:style-name="P9">Guia_Instalacion_SO_nombre_alumno</text:p>
              </text:list-header>
            </text:list>
          </text:list-item>
        </text:list>
      </text:section>
      <text:section text:style-name="Sect1" text:name="plt-canvas-054d61fa-fba7-410f-8365-382879bac7c8-20-1-1-1-1">
        <text:list text:continue-numbering="true" text:style-name="L2">
          <text:list-item>
            <text:list>
              <text:list-header>
                <text:p text:style-name="P9"/>
              </text:list-header>
            </text:list>
          </text:list-item>
        </text:list>
      </text:section>
      <text:list text:continue-numbering="true" text:style-name="L2">
        <text:list-item>
          <text:list>
            <text:list-item>
              <text:p text:style-name="P9">El documento se guarda automáticamente en <text:span text:style-name="Strong_20_Emphasis">Google Drive</text:span>.</text:p>
            </text:list-item>
          </text:list>
        </text:list-item>
        <text:list-item>
          <text:p text:style-name="P8"><text:span text:style-name="Strong_20_Emphasis">Aplicar títulos con estilos</text:span></text:p>
          <text:list>
            <text:list-item>
              <text:p text:style-name="P9">En la primera línea, escribe: <text:span text:style-name="Strong_20_Emphasis">Guía de instalación de Windows 11</text:span>.</text:p>
            </text:list-item>
            <text:list-item>
              <text:p text:style-name="P9">Selecciona ese texto → en la barra de herramientas, haz clic en el menú desplegable que dice <text:span text:style-name="Strong_20_Emphasis">“Normal”</text:span> → selecciona <text:span text:style-name="Strong_20_Emphasis">“Título 1”</text:span>.</text:p>
            </text:list-item>
            <text:list-item>
              <text:p text:style-name="P9">Presiona <text:span text:style-name="Strong_20_Emphasis">Enter</text:span> dos veces.</text:p>
            </text:list-item>
            <text:list-item>
              <text:p text:style-name="P9">Escribe: <text:span text:style-name="Strong_20_Emphasis">Requisitos del sistema</text:span> → selecciónalo → aplica <text:span text:style-name="Strong_20_Emphasis">“Título 2”</text:span>.</text:p>
            </text:list-item>
            <text:list-item>
              <text:p text:style-name="P9">Repite para:</text:p>
              <text:list>
                <text:list-item>
                  <text:p text:style-name="P9">Pasos de instalación</text:p>
                </text:list-item>
                <text:list-item>
                  <text:p text:style-name="P9">Errores comunes</text:p>
                </text:list-item>
                <text:list-item>
                  <text:p text:style-name="P9">Verificación post-instalación</text:p>
                </text:list-item>
              </text:list>
            </text:list-item>
          </text:list>
        </text:list-item>
        <text:list-item>
          <text:p text:style-name="P8"><text:span text:style-name="Strong_20_Emphasis">Insertar tabla técnica</text:span></text:p>
          <text:list>
            <text:list-item>
              <text:p text:style-name="P9"><text:soft-page-break/>Coloca el cursor bajo “Requisitos del sistema”.</text:p>
            </text:list-item>
            <text:list-item>
              <text:p text:style-name="P9">Ve al menú superior: <text:span text:style-name="Strong_20_Emphasis">Insertar</text:span> → <text:span text:style-name="Strong_20_Emphasis">Tabla</text:span> → selecciona una cuadrícula de <text:span text:style-name="Strong_20_Emphasis">3×5</text:span> (3 columnas, 5 filas).</text:p>
            </text:list-item>
            <text:list-item>
              <text:p text:style-name="P9">En la primera fila, escribe:</text:p>
              <text:list>
                <text:list-item>
                  <text:p text:style-name="P9"><text:span text:style-name="Strong_20_Emphasis">Componente</text:span> | <text:span text:style-name="Strong_20_Emphasis">Mínimo requerido</text:span> | <text:span text:style-name="Strong_20_Emphasis">Recomendado</text:span></text:p>
                </text:list-item>
              </text:list>
            </text:list-item>
            <text:list-item>
              <text:p text:style-name="P9">En las filas siguientes, completa:</text:p>
              <text:list>
                <text:list-item>
                  <text:p text:style-name="P9">Procesador | 1 GHz | 2 GHz o más</text:p>
                </text:list-item>
                <text:list-item>
                  <text:p text:style-name="P9">RAM | 4 GB | 8 GB o más</text:p>
                </text:list-item>
                <text:list-item>
                  <text:p text:style-name="P9">Almacenamiento | 64 GB SSD | 256 GB SSD o más</text:p>
                </text:list-item>
                <text:list-item>
                  <text:p text:style-name="P9">Tarjeta gráfica | Compatible con DirectX 12 | GPU dedicada</text:p>
                </text:list-item>
                <text:list-item>
                  <text:p text:style-name="P9">Firmware | UEFI, Secure Boot | TPM 2.0 activado</text:p>
                </text:list-item>
              </text:list>
            </text:list-item>
          </text:list>
        </text:list-item>
        <text:list-item>
          <text:p text:style-name="P8"><text:span text:style-name="Strong_20_Emphasis">Formato de la tabla</text:span></text:p>
          <text:list>
            <text:list-item>
              <text:p text:style-name="P9">Selecciona toda la tabla.</text:p>
            </text:list-item>
            <text:list-item>
              <text:p text:style-name="P9">Haz clic en el ícono de <text:span text:style-name="Strong_20_Emphasis">“Color de fondo”</text:span> (lata de pintura) y elige un gris claro para la fila de encabezados.</text:p>
            </text:list-item>
            <text:list-item>
              <text:p text:style-name="P9">Selecciona solo la primera fila → haz clic en <text:span text:style-name="Strong_20_Emphasis">Negrita (B)</text:span>.</text:p>
            </text:list-item>
          </text:list>
        </text:list-item>
        <text:list-item>
          <text:p text:style-name="P8"><text:span text:style-name="Strong_20_Emphasis">Lista numerada de pasos</text:span></text:p>
          <text:list>
            <text:list-item>
              <text:p text:style-name="P9">Bajo “Pasos de instalación”, escribe los siguientes pasos (uno por línea):</text:p>
              <text:list>
                <text:list-item>
                  <text:p text:style-name="P9">Crear unidad USB de arranque con Rufus o Media Creation Tool</text:p>
                </text:list-item>
                <text:list-item>
                  <text:p text:style-name="P9">Ingresar a BIOS/UEFI y configurar arranque desde USB</text:p>
                </text:list-item>
                <text:list-item>
                  <text:p text:style-name="P9">Seguir asistente de instalación de Windows</text:p>
                </text:list-item>
                <text:list-item>
                  <text:p text:style-name="P9">Particionar disco (recomendado: 1 partición NTFS)</text:p>
                </text:list-item>
                <text:list-item>
                  <text:p text:style-name="P9">Completar configuración inicial (usuario, región, etc.)</text:p>
                </text:list-item>
              </text:list>
            </text:list-item>
            <text:list-item>
              <text:p text:style-name="P8">Selecciona todos los pasos → haz clic en el ícono de <text:span text:style-name="Strong_20_Emphasis">“Lista numerada”</text:span> (1. 2. 3.).</text:p>
            </text:list-item>
          </text:list>
        </text:list-item>
      </text:list>
      <text:list text:style-name="L3">
        <text:list-item>
          <text:p text:style-name="P10"><text:span text:style-name="Strong_20_Emphasis">Guardar y verificar</text:span></text:p>
          <text:list>
            <text:list-item>
              <text:p text:style-name="P10">El documento se guarda automáticamente.</text:p>
            </text:list-item>
            <text:list-item>
              <text:p text:style-name="P11">Para confirmar ubicación: haz clic en <text:span text:style-name="Strong_20_Emphasis">Archivo</text:span> → <text:span text:style-name="Strong_20_Emphasis">Ubicación del archivo</text:span> → verás que está en “Mi unidad”.</text:p>
            </text:list-item>
          </text:list>
        </text:list-item>
      </text:list>
      <text:h text:style-name="P2" text:outline-level="4">✅ Resultado esperado</text:h>
      <text:p text:style-name="P5">Un documento técnico profesional en Google Docs, con estructura clara, tabla informativa y lista numerada, listo para compartir o imprimir.</text:p>
      <text:p text:style-name="Horizontal_20_Line"/>
      <text:h text:style-name="P1" text:outline-level="3">🔹 Nivel 2: Análisis de datos con Google Sheets</text:h>
      <text:h text:style-name="P2" text:outline-level="4">🎯 Objetivo</text:h>
      <text:p text:style-name="P5">Registrar y analizar tiempos de instalación de sistemas operativos, calculando la media y el porcentaje de instalaciones exitosas.</text:p>
      <text:h text:style-name="P2" text:outline-level="4">📚 Contexto</text:h>
      <text:p text:style-name="P5">Medir la eficiencia y fiabilidad de procedimientos técnicos es esencial para mejorar procesos en entornos de soporte o taller.</text:p>
      <text:h text:style-name="P2" text:outline-level="4"><text:soft-page-break/>📝 Instrucciones paso a paso</text:h>
      <text:list text:style-name="L4">
        <text:list-item>
          <text:p text:style-name="P12"><text:span text:style-name="Strong_20_Emphasis">Acceso a Google Sheets</text:span></text:p>
          <text:list>
            <text:list-item>
              <text:p text:style-name="P13">Ve a <text:a xlink:type="simple" xlink:href="https://sheets.google.com/" office:target-frame-name="_blank" xlink:show="new" text:style-name="Internet_20_link" text:visited-style-name="Visited_20_Internet_20_Link">https://sheets.google.com </text:a>.</text:p>
            </text:list-item>
            <text:list-item>
              <text:p text:style-name="P13">Inicia sesión con tu cuenta de Gmail.</text:p>
            </text:list-item>
            <text:list-item>
              <text:p text:style-name="P13">Haz clic en <text:span text:style-name="Strong_20_Emphasis">“+ En blanco”</text:span>.</text:p>
            </text:list-item>
          </text:list>
        </text:list-item>
        <text:list-item>
          <text:p text:style-name="P12"><text:span text:style-name="Strong_20_Emphasis">Nombrar la hoja</text:span></text:p>
          <text:list>
            <text:list-item>
              <text:p text:style-name="P13">Arriba a la izquierda, haz clic en <text:span text:style-name="Strong_20_Emphasis">“Sin título”</text:span>.</text:p>
            </text:list-item>
            <text:list-item>
              <text:p text:style-name="P13">Escribe:</text:p>
            </text:list-item>
          </text:list>
        </text:list-item>
      </text:list>
      <text:section text:style-name="Sect1" text:name="code-textarea-054d61fa-fba7-410f-8365-382879bac7c8-37-1-1-1-1">
        <text:list text:continue-numbering="true" text:style-name="L4">
          <text:list-item>
            <text:list>
              <text:list-header>
                <text:p text:style-name="P13"/>
                <text:p text:style-name="P13">Tiempos_Instalacion_SO_nombre_alumno</text:p>
              </text:list-header>
            </text:list>
          </text:list-item>
        </text:list>
      </text:section>
      <text:section text:style-name="Sect1" text:name="plt-canvas-054d61fa-fba7-410f-8365-382879bac7c8-37-1-1-1-1">
        <text:list text:continue-numbering="true" text:style-name="L4">
          <text:list-item>
            <text:list>
              <text:list-header>
                <text:p text:style-name="P13"/>
              </text:list-header>
            </text:list>
          </text:list-item>
        </text:list>
      </text:section>
      <text:list text:continue-numbering="true" text:style-name="L4">
        <text:list-item>
          <text:list>
            <text:list-item>
              <text:p text:style-name="P13">Se guarda automáticamente en Google Drive.</text:p>
            </text:list-item>
          </text:list>
        </text:list-item>
        <text:list-item>
          <text:p text:style-name="P12"><text:span text:style-name="Strong_20_Emphasis">Crear encabezados</text:span></text:p>
          <text:list>
            <text:list-item>
              <text:p text:style-name="P13">En la celda <text:span text:style-name="Strong_20_Emphasis">A1</text:span>, escribe: <text:span text:style-name="Strong_20_Emphasis">Equipo</text:span></text:p>
            </text:list-item>
            <text:list-item>
              <text:p text:style-name="P13">En <text:span text:style-name="Strong_20_Emphasis">B1</text:span>: <text:span text:style-name="Strong_20_Emphasis">Tiempo (min)</text:span></text:p>
            </text:list-item>
            <text:list-item>
              <text:p text:style-name="P13">En <text:span text:style-name="Strong_20_Emphasis">C1</text:span>: <text:span text:style-name="Strong_20_Emphasis">Instalación exitosa (Sí/No)</text:span></text:p>
            </text:list-item>
            <text:list-item>
              <text:p text:style-name="P13">Selecciona A1:C1 → haz clic en <text:span text:style-name="Strong_20_Emphasis">Negrita (B)</text:span>.</text:p>
            </text:list-item>
          </text:list>
        </text:list-item>
        <text:list-item>
          <text:p text:style-name="P12"><text:span text:style-name="Strong_20_Emphasis">Ingresar datos simulados (10 filas)</text:span></text:p>
          <text:list>
            <text:list-item>
              <text:p text:style-name="P13">En A2:A11: PC-01, PC-02, ..., PC-10</text:p>
            </text:list-item>
            <text:list-item>
              <text:p text:style-name="P13">En B2:B11: tiempos entre 12 y 50 (ej: 22, 35, 18, 41, 29, 33, 15, 47, 26, 38)</text:p>
            </text:list-item>
            <text:list-item>
              <text:p text:style-name="P13">En C2:C11: escribe “Sí” en 8 filas, “No” en 2</text:p>
            </text:list-item>
          </text:list>
        </text:list-item>
        <text:list-item>
          <text:p text:style-name="P12"><text:span text:style-name="Strong_20_Emphasis">Calcular la media</text:span></text:p>
          <text:list>
            <text:list-item>
              <text:p text:style-name="P13">En celda <text:span text:style-name="Strong_20_Emphasis">B13</text:span>, escribe: <text:span text:style-name="Strong_20_Emphasis">Promedio de tiempo</text:span></text:p>
            </text:list-item>
            <text:list-item>
              <text:p text:style-name="P13">En <text:span text:style-name="Strong_20_Emphasis">B14</text:span>, escribe la fórmula:</text:p>
            </text:list-item>
          </text:list>
        </text:list-item>
      </text:list>
      <text:section text:style-name="Sect1" text:name="code-textarea-054d61fa-fba7-410f-8365-382879bac7c8-37-4-1-1-1">
        <text:list text:continue-numbering="true" text:style-name="L4">
          <text:list-item>
            <text:list>
              <text:list-header>
                <text:p text:style-name="P13"/>
                <text:p text:style-name="P13">=PROMEDIO(B2:B11)</text:p>
              </text:list-header>
            </text:list>
          </text:list-item>
        </text:list>
      </text:section>
      <text:section text:style-name="Sect1" text:name="plt-canvas-054d61fa-fba7-410f-8365-382879bac7c8-37-4-1-1-1">
        <text:list text:continue-numbering="true" text:style-name="L4">
          <text:list-item>
            <text:list>
              <text:list-header>
                <text:p text:style-name="P13"/>
              </text:list-header>
            </text:list>
          </text:list-item>
        </text:list>
      </text:section>
      <text:list text:continue-numbering="true" text:style-name="L4">
        <text:list-item>
          <text:list>
            <text:list-header>
              <text:p text:style-name="P13">→ Presiona <text:span text:style-name="Strong_20_Emphasis">Enter</text:span>. Aparecerá un valor decimal.</text:p>
            </text:list-header>
          </text:list>
        </text:list-item>
        <text:list-item>
          <text:p text:style-name="P12"><text:span text:style-name="Strong_20_Emphasis">Calcular porcentaje de éxito</text:span></text:p>
          <text:list>
            <text:list-item>
              <text:p text:style-name="P13">En celda <text:span text:style-name="Strong_20_Emphasis">C13</text:span>, escribe: <text:span text:style-name="Strong_20_Emphasis">% de instalaciones exitosas</text:span></text:p>
            </text:list-item>
            <text:list-item>
              <text:p text:style-name="P13">En <text:span text:style-name="Strong_20_Emphasis">C14</text:span>, escribe:</text:p>
            </text:list-item>
          </text:list>
        </text:list-item>
      </text:list>
      <text:section text:style-name="Sect1" text:name="code-textarea-054d61fa-fba7-410f-8365-382879bac7c8-37-5-1-1-1">
        <text:list text:continue-numbering="true" text:style-name="L4">
          <text:list-item>
            <text:list>
              <text:list-header>
                <text:p text:style-name="P13"/>
                <text:p text:style-name="P13">=CONTAR.SI(C2:C11,"Sí")/CONTARA(C2:C11)</text:p>
              </text:list-header>
            </text:list>
          </text:list-item>
        </text:list>
      </text:section>
      <text:section text:style-name="Sect1" text:name="plt-canvas-054d61fa-fba7-410f-8365-382879bac7c8-37-5-1-1-1">
        <text:list text:continue-numbering="true" text:style-name="L4">
          <text:list-item>
            <text:list>
              <text:list-header>
                <text:p text:style-name="P13"/>
              </text:list-header>
            </text:list>
          </text:list-item>
        </text:list>
      </text:section>
      <text:list text:continue-numbering="true" text:style-name="L4">
        <text:list-item>
          <text:list>
            <text:list-item>
              <text:p text:style-name="P13">Selecciona C14 → haz clic en el ícono de <text:span text:style-name="Strong_20_Emphasis">“Formato de porcentaje”</text:span> (%) en la barra de herramientas.</text:p>
            </text:list-item>
          </text:list>
        </text:list-item>
        <text:list-item>
          <text:p text:style-name="P12"><text:span text:style-name="Strong_20_Emphasis">Aplicar formato de tabla</text:span></text:p>
          <text:list>
            <text:list-item>
              <text:p text:style-name="P13">Selecciona el rango A1:C11.</text:p>
            </text:list-item>
            <text:list-item>
              <text:p text:style-name="P13">Ve a <text:span text:style-name="Strong_20_Emphasis">Formato</text:span> → <text:span text:style-name="Strong_20_Emphasis">Estilos de celda alternos</text:span> → elige un estilo con encabezados destacados (ej: “Azul claro con encabezado”).</text:p>
            </text:list-item>
            <text:list-item>
              <text:p text:style-name="P13">Opcional: ajusta el ancho de columnas arrastrando los bordes de las letras A, B, C.</text:p>
            </text:list-item>
          </text:list>
        </text:list-item>
        <text:list-item>
          <text:p text:style-name="P12"><text:span text:style-name="Strong_20_Emphasis">Verificar guardado</text:span></text:p>
          <text:list>
            <text:list-item>
              <text:p text:style-name="P12"><text:soft-page-break/>Arriba a la izquierda aparece “Todos los cambios guardados en la nube”.</text:p>
            </text:list-item>
          </text:list>
        </text:list-item>
      </text:list>
      <text:h text:style-name="P2" text:outline-level="4">✅ Resultado esperado</text:h>
      <text:p text:style-name="P5">Una hoja de cálculo funcional con fórmulas automatizadas, formato claro y datos técnicos relevantes para informes de rendimiento.</text:p>
      <text:p text:style-name="Horizontal_20_Line"/>
      <text:h text:style-name="P1" text:outline-level="3">🔹 Nivel 3: Gestión de apuntes con Google Docs (o Google Keep)</text:h>
      <text:p text:style-name="P3"><text:span text:style-name="Emphasis">Nota: Google no tiene una herramienta exactamente como OneNote, pero se puede usar Google Docs para apuntes estructurados o Google Keep para notas rápidas. Aquí se usa Docs por su capacidad de organización jerárquica.</text:span> </text:p>
      <text:h text:style-name="P2" text:outline-level="4">🎯 Objetivo</text:h>
      <text:p text:style-name="P5">Crear un documento único para registrar apuntes, errores comunes y checklist de instalación, organizado con títulos y listas.</text:p>
      <text:h text:style-name="P2" text:outline-level="4">📚 Contexto</text:h>
      <text:p text:style-name="P5">Los técnicos necesitan un sistema ágil para registrar conocimientos prácticos durante laboratorios o intervenciones reales.</text:p>
      <text:h text:style-name="P2" text:outline-level="4">📝 Instrucciones paso a paso</text:h>
      <text:list text:style-name="L5">
        <text:list-item>
          <text:p text:style-name="P14"><text:span text:style-name="Strong_20_Emphasis">Crear nuevo documento en Docs</text:span></text:p>
          <text:list>
            <text:list-item>
              <text:p text:style-name="P15">Ve a <text:a xlink:type="simple" xlink:href="https://docs.google.com/" office:target-frame-name="_blank" xlink:show="new" text:style-name="Internet_20_link" text:visited-style-name="Visited_20_Internet_20_Link">docs.google.com </text:a>→ <text:span text:style-name="Strong_20_Emphasis">+ En blanco</text:span>.</text:p>
            </text:list-item>
            <text:list-item>
              <text:p text:style-name="P15">Cambia el nombre a:</text:p>
            </text:list-item>
          </text:list>
        </text:list-item>
      </text:list>
      <text:section text:style-name="Sect1" text:name="code-textarea-054d61fa-fba7-410f-8365-382879bac7c8-54-0-1-1-1">
        <text:list text:continue-numbering="true" text:style-name="L5">
          <text:list-item>
            <text:list>
              <text:list-header>
                <text:p text:style-name="P15"/>
                <text:p text:style-name="P15">Apuntes_Modulo2_SO_nombre_alumno</text:p>
              </text:list-header>
            </text:list>
          </text:list-item>
        </text:list>
      </text:section>
      <text:section text:style-name="Sect1" text:name="plt-canvas-054d61fa-fba7-410f-8365-382879bac7c8-54-0-1-1-1">
        <text:list text:continue-numbering="true" text:style-name="L5">
          <text:list-item>
            <text:list>
              <text:list-header>
                <text:p text:style-name="P15"/>
              </text:list-header>
            </text:list>
          </text:list-item>
        </text:list>
      </text:section>
      <text:list text:continue-numbering="true" text:style-name="L5">
        <text:list-item>
          <text:p text:style-name="P14"><text:span text:style-name="Strong_20_Emphasis">Crear secciones con títulos</text:span></text:p>
          <text:list>
            <text:list-item>
              <text:p text:style-name="P14">Escribe: <text:span text:style-name="Strong_20_Emphasis">Apuntes teóricos</text:span> → aplica <text:span text:style-name="Strong_20_Emphasis">Título 1</text:span>.</text:p>
            </text:list-item>
            <text:list-item>
              <text:p text:style-name="P14">Bajo ello, escribe con viñetas (ícono •):</text:p>
              <text:list>
                <text:list-item>
                  <text:p text:style-name="P15">BIOS vs UEFI</text:p>
                </text:list-item>
                <text:list-item>
                  <text:p text:style-name="P15">Particiones primarias y lógicas</text:p>
                </text:list-item>
                <text:list-item>
                  <text:p text:style-name="P15">Formatos: NTFS (Windows), ext4 (Linux)</text:p>
                </text:list-item>
                <text:list-item>
                  <text:p text:style-name="P15">Importancia de los controladores post-instalación</text:p>
                </text:list-item>
              </text:list>
            </text:list-item>
            <text:list-item>
              <text:p text:style-name="P14">Escribe: <text:span text:style-name="Strong_20_Emphasis">Errores comunes y soluciones</text:span> → <text:span text:style-name="Strong_20_Emphasis">Título 1</text:span>.</text:p>
              <text:list>
                <text:list-item>
                  <text:p text:style-name="P15">Viñetas:</text:p>
                  <text:list>
                    <text:list-item>
                      <text:p text:style-name="P15">“No boot device” → Revisar orden de arranque en BIOS</text:p>
                    </text:list-item>
                    <text:list-item>
                      <text:p text:style-name="P15">Pantalla azul → Probar con módulos de RAM individuales</text:p>
                    </text:list-item>
                    <text:list-item>
                      <text:p text:style-name="P15">Error de partición → Formatear disco como GPT si es UEFI</text:p>
                    </text:list-item>
                  </text:list>
                </text:list-item>
              </text:list>
            </text:list-item>
            <text:list-item>
              <text:p text:style-name="P14">Escribe: <text:span text:style-name="Strong_20_Emphasis">Checklist de instalación</text:span> → <text:span text:style-name="Strong_20_Emphasis">Título 1</text:span>.</text:p>
              <text:list>
                <text:list-item>
                  <text:p text:style-name="P15">Lista numerada (1. 2. 3.):</text:p>
                  <text:list>
                    <text:list-item text:start-value="1">
                      <text:p text:style-name="P15">Verificar hardware (RAM, disco, CPU)</text:p>
                    </text:list-item>
                    <text:list-item>
                      <text:p text:style-name="P15"><text:soft-page-break/>Crear USB de arranque (8 GB mínimo)</text:p>
                    </text:list-item>
                    <text:list-item>
                      <text:p text:style-name="P15">Acceder a BIOS/UEFI (teclas F2, F12, DEL)</text:p>
                    </text:list-item>
                    <text:list-item>
                      <text:p text:style-name="P15">Desactivar Fast Boot si hay problemas</text:p>
                    </text:list-item>
                    <text:list-item>
                      <text:p text:style-name="P15">Instalar SO desde USB</text:p>
                    </text:list-item>
                    <text:list-item>
                      <text:p text:style-name="P15">Actualizar Windows y drivers</text:p>
                    </text:list-item>
                    <text:list-item>
                      <text:p text:style-name="P15">Instalar antivirus y software bas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"><text:span text:style-name="Strong_20_Emphasis">Guardar</text:span></text:p>
          <text:list>
            <text:list-item>
              <text:p text:style-name="P14">El documento se guarda automáticamente.</text:p>
            </text:list-item>
          </text:list>
        </text:list-item>
      </text:list>
      <text:h text:style-name="P2" text:outline-level="4">✅ Resultado esperado</text:h>
      <text:p text:style-name="P5">Un documento único, bien estructurado, que sirve como repositorio personal de conocimiento técnico del módulo.</text:p>
      <text:p text:style-name="Horizontal_20_Line"/>
      <text:h text:style-name="P1" text:outline-level="3">🔹 Nivel 4: Organización en la nube con Google Drive</text:h>
      <text:h text:style-name="P2" text:outline-level="4">🎯 Objetivo</text:h>
      <text:p text:style-name="P5">Crear una carpeta centralizada en Google Drive para almacenar, organizar y compartir todos los archivos del módulo.</text:p>
      <text:h text:style-name="P2" text:outline-level="4">📚 Contexto</text:h>
      <text:p text:style-name="P5">El almacenamiento en la nube evita la pérdida de documentación y permite acceso desde cualquier dispositivo.</text:p>
      <text:h text:style-name="P2" text:outline-level="4">📝 Instrucciones paso a paso</text:h>
      <text:list text:style-name="L6">
        <text:list-item>
          <text:p text:style-name="P16"><text:span text:style-name="Strong_20_Emphasis">Acceso a Google Drive</text:span></text:p>
          <text:list>
            <text:list-item>
              <text:p text:style-name="P17">Ve a <text:a xlink:type="simple" xlink:href="https://drive.google.com/" office:target-frame-name="_blank" xlink:show="new" text:style-name="Internet_20_link" text:visited-style-name="Visited_20_Internet_20_Link">https://drive.google.com </text:a>.</text:p>
            </text:list-item>
            <text:list-item>
              <text:p text:style-name="P17">Inicia sesión.</text:p>
            </text:list-item>
          </text:list>
        </text:list-item>
        <text:list-item>
          <text:p text:style-name="P16"><text:span text:style-name="Strong_20_Emphasis">Crear carpeta principal</text:span></text:p>
          <text:list>
            <text:list-item>
              <text:p text:style-name="P17">Haz clic en <text:span text:style-name="Strong_20_Emphasis">“Nuevo”</text:span> (esquina superior izquierda).</text:p>
            </text:list-item>
            <text:list-item>
              <text:p text:style-name="P17">Selecciona <text:span text:style-name="Strong_20_Emphasis">Carpeta</text:span>.</text:p>
            </text:list-item>
            <text:list-item>
              <text:p text:style-name="P17">Nombra la carpeta:</text:p>
            </text:list-item>
          </text:list>
        </text:list-item>
      </text:list>
      <text:section text:style-name="Sect1" text:name="code-textarea-054d61fa-fba7-410f-8365-382879bac7c8-69-1-1-2-1">
        <text:list text:continue-numbering="true" text:style-name="L6">
          <text:list-item>
            <text:list>
              <text:list-header>
                <text:p text:style-name="P17"/>
                <text:p text:style-name="P17">Curso_Montaje_PC_Modulo2_nombre_alumno</text:p>
              </text:list-header>
            </text:list>
          </text:list-item>
        </text:list>
      </text:section>
      <text:section text:style-name="Sect1" text:name="plt-canvas-054d61fa-fba7-410f-8365-382879bac7c8-69-1-1-2-1">
        <text:list text:continue-numbering="true" text:style-name="L6">
          <text:list-item>
            <text:list>
              <text:list-header>
                <text:p text:style-name="P17"/>
              </text:list-header>
            </text:list>
          </text:list-item>
        </text:list>
      </text:section>
      <text:list text:continue-numbering="true" text:style-name="L6">
        <text:list-item>
          <text:list>
            <text:list-item>
              <text:p text:style-name="P17">Haz clic en <text:span text:style-name="Strong_20_Emphasis">Crear</text:span>.</text:p>
            </text:list-item>
          </text:list>
        </text:list-item>
        <text:list-item>
          <text:p text:style-name="P16"><text:span text:style-name="Strong_20_Emphasis">Mover archivos a la carpeta</text:span></text:p>
          <text:list>
            <text:list-item>
              <text:p text:style-name="P17">En “Mi unidad”, localiza los documentos:</text:p>
              <text:list>
                <text:list-item>
                  <text:p text:style-name="P17"><text:span text:style-name="Source_20_Text">Guia_Instalacion_SO_nombre_alumno</text:span></text:p>
                </text:list-item>
                <text:list-item>
                  <text:p text:style-name="P17"><text:span text:style-name="Source_20_Text">Tiempos_Instalacion_SO_nombre_alumno</text:span></text:p>
                </text:list-item>
                <text:list-item>
                  <text:p text:style-name="P17"><text:span text:style-name="Source_20_Text">Apuntes_Modulo2_SO_nombre_alumno</text:span></text:p>
                </text:list-item>
              </text:list>
            </text:list-item>
            <text:list-item>
              <text:p text:style-name="P17">Selecciona los tres (mantén <text:span text:style-name="Strong_20_Emphasis">Ctrl</text:span> y haz clic en cada uno).</text:p>
            </text:list-item>
            <text:list-item>
              <text:p text:style-name="P17">Haz clic en <text:span text:style-name="Strong_20_Emphasis">Mover a</text:span> (ícono de carpeta con flecha).</text:p>
            </text:list-item>
            <text:list-item>
              <text:p text:style-name="P16"><text:soft-page-break/>Selecciona la carpeta recién creada → <text:span text:style-name="Strong_20_Emphasis">Mover aquí</text:span>.</text:p>
            </text:list-item>
          </text:list>
        </text:list-item>
      </text:list>
      <text:list text:style-name="L7">
        <text:list-item>
          <text:p text:style-name="P18"><text:span text:style-name="Strong_20_Emphasis">Verificar contenido</text:span></text:p>
          <text:list>
            <text:list-item>
              <text:p text:style-name="P19">Abre la carpeta <text:span text:style-name="Source_20_Text">Curso_Montaje_PC_Modulo2_nombre_alumno</text:span>.</text:p>
            </text:list-item>
            <text:list-item>
              <text:p text:style-name="P19">Confirma que los tres archivos están dentro.</text:p>
            </text:list-item>
          </text:list>
        </text:list-item>
        <text:list-item>
          <text:p text:style-name="P18"><text:span text:style-name="Strong_20_Emphasis">Compartir la carpeta</text:span></text:p>
          <text:list>
            <text:list-item>
              <text:p text:style-name="P19">Haz clic derecho sobre la carpeta → <text:span text:style-name="Strong_20_Emphasis">Compartir</text:span>.</text:p>
            </text:list-item>
            <text:list-item>
              <text:p text:style-name="P19">En “Agregar personas y grupos”, escribe tu correo (o el de un compañero).</text:p>
            </text:list-item>
            <text:list-item>
              <text:p text:style-name="P19">En “Rol”, selecciona <text:span text:style-name="Strong_20_Emphasis">Lector</text:span> (solo ver).</text:p>
            </text:list-item>
            <text:list-item>
              <text:p text:style-name="P19">Desmarca “Notificar personas” si no deseas enviar correo.</text:p>
            </text:list-item>
            <text:list-item>
              <text:p text:style-name="P19">Haz clic en <text:span text:style-name="Strong_20_Emphasis">Enviar</text:span> o <text:span text:style-name="Strong_20_Emphasis">Copiar enlace</text:span> (para compartir manualmente).</text:p>
            </text:list-item>
          </text:list>
        </text:list-item>
        <text:list-item>
          <text:p text:style-name="P18"><text:span text:style-name="Strong_20_Emphasis">Acceso desde otro dispositivo</text:span></text:p>
          <text:list>
            <text:list-item>
              <text:p text:style-name="P19">En tu teléfono o en otro ordenador, abre Chrome, inicia sesión en Gmail y ve a drive.google.com.</text:p>
            </text:list-item>
            <text:list-item>
              <text:p text:style-name="P18">Abre la carpeta y los archivos para confirmar que están accesibles.</text:p>
            </text:list-item>
          </text:list>
        </text:list-item>
      </text:list>
      <text:h text:style-name="P2" text:outline-level="4">✅ Resultado esperado</text:h>
      <text:p text:style-name="P5">Una carpeta organizada en Google Drive con toda la documentación del módulo, respaldada, accesible y lista para compartir.</text:p>
      <text:p text:style-name="Horizontal_20_Line"/>
      <text:h text:style-name="P1" text:outline-level="3">🔹 Nivel 5: Colaboración en tiempo real con Google Meet y Docs</text:h>
      <text:h text:style-name="P2" text:outline-level="4">🎯 Objetivo</text:h>
      <text:p text:style-name="P5">Simular una sesión de revisión técnica en equipo, combinando videollamada (Google Meet) y edición colaborativa en tiempo real (Google Docs).</text:p>
      <text:h text:style-name="P2" text:outline-level="4">📚 Contexto</text:h>
      <text:p text:style-name="P5">En entornos profesionales, los técnicos revisan documentación y resuelven dudas en reuniones virtuales, editando guías conjuntamente.</text:p>
      <text:h text:style-name="P2" text:outline-level="4">📝 Instrucciones paso a paso</text:h>
      <text:list text:style-name="L8">
        <text:list-item>
          <text:p text:style-name="P20"><text:span text:style-name="Strong_20_Emphasis">Abrir el documento de guía</text:span></text:p>
          <text:list>
            <text:list-item>
              <text:p text:style-name="P21">Ve a Google Drive → abre la carpeta del módulo → haz clic en <text:span text:style-name="Source_20_Text">Guia_Instalacion_SO_nombre_alumno</text:span>.</text:p>
            </text:list-item>
          </text:list>
        </text:list-item>
        <text:list-item>
          <text:p text:style-name="P20"><text:span text:style-name="Strong_20_Emphasis">Compartir el documento para edición</text:span></text:p>
          <text:list>
            <text:list-item>
              <text:p text:style-name="P21">Arriba a la derecha, haz clic en <text:span text:style-name="Strong_20_Emphasis">Compartir</text:span>.</text:p>
            </text:list-item>
            <text:list-item>
              <text:p text:style-name="P21">En “Agregar personas”, escribe el correo de un compañero (o tu propio correo si practicas solo).</text:p>
            </text:list-item>
            <text:list-item>
              <text:p text:style-name="P21">En “Rol”, selecciona <text:span text:style-name="Strong_20_Emphasis">Editor</text:span>.</text:p>
            </text:list-item>
            <text:list-item>
              <text:p text:style-name="P21">Haz clic en <text:span text:style-name="Strong_20_Emphasis">Enviar</text:span>.</text:p>
            </text:list-item>
          </text:list>
        </text:list-item>
        <text:list-item>
          <text:p text:style-name="P20"><text:span text:style-name="Strong_20_Emphasis">Iniciar una videollamada con Google Meet</text:span></text:p>
          <text:list>
            <text:list-item>
              <text:p text:style-name="P21"><text:soft-page-break/>Dentro del documento de Docs, haz clic en <text:span text:style-name="Strong_20_Emphasis">Compartir</text:span> → <text:span text:style-name="Strong_20_Emphasis">Compartir en Meet</text:span> (aparece si tienes Meet activo).</text:p>
            </text:list-item>
            <text:list-item>
              <text:p text:style-name="P21">O bien, ve a <text:a xlink:type="simple" xlink:href="https://meet.google.com/" office:target-frame-name="_blank" xlink:show="new" text:style-name="Internet_20_link" text:visited-style-name="Visited_20_Internet_20_Link">https://meet.google.com </text:a>→ <text:span text:style-name="Strong_20_Emphasis">Nueva reunión</text:span> → <text:span text:style-name="Strong_20_Emphasis">Crear reunión ahora</text:span>.</text:p>
            </text:list-item>
            <text:list-item>
              <text:p text:style-name="P21">Copia el enlace de la reunión.</text:p>
            </text:list-item>
          </text:list>
        </text:list-item>
        <text:list-item>
          <text:p text:style-name="P20"><text:span text:style-name="Strong_20_Emphasis">Enviar enlace de Meet al compañero</text:span></text:p>
          <text:list>
            <text:list-item>
              <text:p text:style-name="P21">Pégalo en un correo, mensaje o en el chat de la clase.</text:p>
            </text:list-item>
          </text:list>
        </text:list-item>
        <text:list-item>
          <text:p text:style-name="P20"><text:span text:style-name="Strong_20_Emphasis">Durante la reunión</text:span></text:p>
          <text:list>
            <text:list-item>
              <text:p text:style-name="P21">Ingresa a la videollamada (activa micrófono y cámara si lo deseas).</text:p>
            </text:list-item>
            <text:list-item>
              <text:p text:style-name="P21">Comparte tu pantalla si es necesario, o simplemente editen juntos el documento.</text:p>
            </text:list-item>
            <text:list-item>
              <text:p text:style-name="P21">Pide al compañero que:</text:p>
              <text:list>
                <text:list-item>
                  <text:p text:style-name="P21">Añada un comentario en la sección “Errores comunes” (selecciona texto → clic derecho → <text:span text:style-name="Strong_20_Emphasis">Comentario</text:span>).</text:p>
                </text:list-item>
                <text:list-item>
                  <text:p text:style-name="P21">Sugiera una mejora en la checklist.</text:p>
                </text:list-item>
              </text:list>
            </text:list-item>
          </text:list>
        </text:list-item>
        <text:list-item>
          <text:p text:style-name="P20"><text:span text:style-name="Strong_20_Emphasis">Registrar la retroalimentación</text:span></text:p>
          <text:list>
            <text:list-item>
              <text:p text:style-name="P21">Responde al comentario del compañero.</text:p>
            </text:list-item>
            <text:list-item>
              <text:p text:style-name="P20">Si estás solo, escribe un comentario tú mismo:</text:p>
              <text:p text:style-name="P4">“Falta incluir la verificación de actualizaciones de Windows Update tras la instalación.” </text:p>
            </text:list-item>
          </text:list>
        </text:list-item>
        <text:list-item>
          <text:p text:style-name="P20"><text:span text:style-name="Strong_20_Emphasis">Finalizar</text:span></text:p>
          <text:list>
            <text:list-item>
              <text:p text:style-name="P21">Cierra la reunión.</text:p>
            </text:list-item>
            <text:list-item>
              <text:p text:style-name="P20">Todos los cambios y comentarios quedan guardados en el documento.</text:p>
            </text:list-item>
          </text:list>
        </text:list-item>
      </text:list>
      <text:h text:style-name="P2" text:outline-level="4">✅ Resultado esperado</text:h>
      <text:p text:style-name="P5">Experiencia práctica en colaboración técnica remota: edición simultánea, comunicación en vivo y retroalimentación estructurada, usando solo herramientas gratuitas de Google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3T00:25:01.361483774</meta:creation-date>
    <meta:print-date>2025-10-23T00:27:37.088425836</meta:print-date>
    <meta:printed-by>Archivos PDF</meta:printed-by>
    <dc:date>2025-10-23T00:27:54.587495010</dc:date>
    <meta:editing-duration>PT17S</meta:editing-duration>
    <meta:editing-cycles>1</meta:editing-cycles>
    <meta:document-statistic meta:table-count="0" meta:image-count="0" meta:object-count="0" meta:page-count="7" meta:paragraph-count="219" meta:word-count="1729" meta:character-count="10077" meta:non-whitespace-character-count="8729"/>
    <meta:generator>LibreOffice/24.2.2.2$Linux_X86_64 LibreOffice_project/d56cc158d8a96260b836f100ef4b4ef25d6f1a01</meta:generator>
  </office:meta>
</office:document-meta>
</file>